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0dce7" officeooo:paragraph-rsid="0000dce7"/>
    </style:style>
    <style:style style:name="P2" style:family="paragraph" style:parent-style-name="Standard">
      <style:text-properties fo:language="fr" fo:country="FR" officeooo:rsid="000b2a3d" officeooo:paragraph-rsid="0000dce7"/>
    </style:style>
    <style:style style:name="P3" style:family="paragraph" style:parent-style-name="Standard">
      <style:text-properties fo:language="fr" fo:country="FR" officeooo:rsid="000b2a3d" officeooo:paragraph-rsid="000268cc"/>
    </style:style>
    <style:style style:name="T1" style:family="text">
      <style:text-properties officeooo:rsid="0000dce7"/>
    </style:style>
    <style:style style:name="T2" style:family="text">
      <style:text-properties officeooo:rsid="0005abbf"/>
    </style:style>
    <style:style style:name="T3" style:family="text">
      <style:text-properties officeooo:rsid="000268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 générale :</text:p>
      <text:p text:style-name="P1"/>
      <text:p text:style-name="P2"><text:tab/>A ce jour, la phase d’analyse étant à présent terminé nous pouvons conclure que notre équipe a bien pris connaissance du sujet. <text:span text:style-name="T2">La phase d’analyse nous a permis la compréhension de celui-ci tout en appréhendant les besoins et les problèmes qu’ils va nous réserver.</text:span></text:p>
      <text:p text:style-name="P2"/>
      <text:p text:style-name="P2"><text:tab/><text:span text:style-name="T1">A ce jour nous avons pu finir la conception de nos premières maquettes, de l’application, de la station d’accueil ainsi que des rapport. Nous avons, en parallèle, pu confectionné notre dictionnaire de données qui nous permettra la création de nos bases de données.</text:span></text:p>
      <text:p text:style-name="P2"/>
      <text:p text:style-name="P3"><text:tab/><text:span text:style-name="T3">Nous</text:span> <text:span text:style-name="T3">somme</text:span> forcé d’avoué que le sujet de base nous paraissait simple mais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20-02-02T21:31:29.448000000</dc:date>
    <meta:editing-duration>PT42M13S</meta:editing-duration>
    <meta:editing-cycles>2</meta:editing-cycles>
    <meta:document-statistic meta:table-count="0" meta:image-count="0" meta:object-count="0" meta:page-count="1" meta:paragraph-count="5" meta:word-count="176" meta:character-count="1052" meta:non-whitespace-character-count="876"/>
  </office:meta>
</office:document-meta>
</file>